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fab8" officeooo:paragraph-rsid="0001fab8"/>
    </style:style>
    <style:style style:name="P2" style:family="paragraph" style:parent-style-name="Standard">
      <style:paragraph-properties fo:text-align="center" style:justify-single-word="false"/>
      <style:text-properties officeooo:rsid="0001fab8" officeooo:paragraph-rsid="0001fab8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fab8" officeooo:paragraph-rsid="0001fab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dan Leuck</text:p>
      <text:p text:style-name="P1"/>
      <text:p text:style-name="P2">Lab 13</text:p>
      <text:p text:style-name="P2"/>
      <text:p text:style-name="P3">Difficulties</text:p>
      <text:p text:style-name="P3"><text:span text:style-name="T1"/></text:p>
      <text:p text:style-name="P3"><text:span text:style-name="T1">For the most part, the lab went really well. I do not believe that my implementation would work if you went and plugged it in, but I think most of the features are implemented correctly. The only thing that really tripped me up while doing this lab is how we actually set the X and Y_Axis values for the servo. The only thing that I can think of is that we have to use a DAC in order to modify the ADC value read in by our ADC. There is no mention of a DAC anywhere in the lab or lecture so I was thoroughly confused as to how we actually get the servo to move. Other than that though, I do believe everything else should function correctly. I believe the degree value would show up on the segment correctly as well as the modes and axis that is currently moving. I wish we would have been able to do this lab in person so I would have been able to test it, but it was still a good refresher of everything we had learned throughout the semester. Overall, the lab was good, but I think I don’t think my program would <text:s/>move the ser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7:18:47.993420927</meta:creation-date>
    <dc:date>2020-12-11T17:25:41.073176169</dc:date>
    <meta:editing-duration>PT6M56S</meta:editing-duration>
    <meta:editing-cycles>1</meta:editing-cycles>
    <meta:document-statistic meta:table-count="0" meta:image-count="0" meta:object-count="0" meta:page-count="1" meta:paragraph-count="4" meta:word-count="210" meta:character-count="1061" meta:non-whitespace-character-count="854"/>
    <meta:generator>LibreOffice/6.0.7.3$Linux_X86_64 LibreOffice_project/00m0$Build-3</meta:generator>
  </office:meta>
</office:document-meta>
</file>